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assignment2_dataset_missing00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Acomp_A</text:p>
          </table:table-cell>
          <table:table-cell office:value-type="string" calcext:value-type="string">
            <text:p>AAcomp_R</text:p>
          </table:table-cell>
          <table:table-cell office:value-type="string" calcext:value-type="string">
            <text:p>AAcomp_N</text:p>
          </table:table-cell>
          <table:table-cell office:value-type="string" calcext:value-type="string">
            <text:p>AAcomp_D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44444" calcext:value-type="float">
            <text:p>0.44444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40256" calcext:value-type="float">
            <text:p>0.40256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3225" calcext:value-type="float">
            <text:p>0.13225</text:p>
          </table:table-cell>
          <table:table-cell office:value-type="float" office:value="0.1687" calcext:value-type="float">
            <text:p>0.168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41139" calcext:value-type="float">
            <text:p>0.41139</text:p>
          </table:table-cell>
          <table:table-cell office:value-type="string" calcext:value-type="string">
            <text:p>?</text:p>
          </table:table-cell>
          <table:table-cell office:value-type="float" office:value="0.16388" calcext:value-type="float">
            <text:p>0.16388</text:p>
          </table:table-cell>
          <table:table-cell office:value-type="float" office:value="0.47033" calcext:value-type="float">
            <text:p>0.47033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24752" calcext:value-type="float">
            <text:p>0.24752</text:p>
          </table:table-cell>
          <table:table-cell office:value-type="float" office:value="0.32148" calcext:value-type="float">
            <text:p>0.32148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0.41167" calcext:value-type="float">
            <text:p>0.4116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24609" calcext:value-type="float">
            <text:p>0.24609</text:p>
          </table:table-cell>
          <table:table-cell office:value-type="float" office:value="0.21359" calcext:value-type="float">
            <text:p>0.21359</text:p>
          </table:table-cell>
          <table:table-cell office:value-type="string" calcext:value-type="string">
            <text:p>?</text:p>
          </table:table-cell>
          <table:table-cell office:value-type="float" office:value="0.24071" calcext:value-type="float">
            <text:p>0.2407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70541" calcext:value-type="float">
            <text:p>0.70541</text:p>
          </table:table-cell>
          <table:table-cell office:value-type="float" office:value="0.58306" calcext:value-type="float">
            <text:p>0.58306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0.52568" calcext:value-type="float">
            <text:p>0.52568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42089" calcext:value-type="float">
            <text:p>0.42089</text:p>
          </table:table-cell>
          <table:table-cell office:value-type="float" office:value="0.40999" calcext:value-type="float">
            <text:p>0.40999</text:p>
          </table:table-cell>
          <table:table-cell office:value-type="float" office:value="0.16466" calcext:value-type="float">
            <text:p>0.1646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17052" calcext:value-type="float">
            <text:p>0.17052</text:p>
          </table:table-cell>
          <table:table-cell office:value-type="float" office:value="0.11748" calcext:value-type="float">
            <text:p>0.11748</text:p>
          </table:table-cell>
          <table:table-cell office:value-type="float" office:value="0.56038" calcext:value-type="float">
            <text:p>0.56038</text:p>
          </table:table-cell>
          <table:table-cell office:value-type="float" office:value="0.53836" calcext:value-type="float">
            <text:p>0.5383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29687" calcext:value-type="float">
            <text:p>0.29687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26013" calcext:value-type="float">
            <text:p>0.26013</text:p>
          </table:table-cell>
          <table:table-cell office:value-type="float" office:value="0.45626" calcext:value-type="float">
            <text:p>0.4562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1406" calcext:value-type="float">
            <text:p>0.31406</text:p>
          </table:table-cell>
          <table:table-cell office:value-type="float" office:value="0.27746" calcext:value-type="float">
            <text:p>0.27746</text:p>
          </table:table-cell>
          <table:table-cell office:value-type="float" office:value="0.53093" calcext:value-type="float">
            <text:p>0.53093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.21306" calcext:value-type="float">
            <text:p>0.21306</text:p>
          </table:table-cell>
          <table:table-cell office:value-type="float" office:value="0.32376" calcext:value-type="float">
            <text:p>0.32376</text:p>
          </table:table-cell>
          <table:table-cell office:value-type="float" office:value="0.25929" calcext:value-type="float">
            <text:p>0.2592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55607" calcext:value-type="float">
            <text:p>0.55607</text:p>
          </table:table-cell>
          <table:table-cell office:value-type="float" office:value="0.80437" calcext:value-type="float">
            <text:p>0.80437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58269" calcext:value-type="float">
            <text:p>0.5826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53693" calcext:value-type="float">
            <text:p>0.53693</text:p>
          </table:table-cell>
          <table:table-cell office:value-type="string" calcext:value-type="string">
            <text:p>?</text:p>
          </table:table-cell>
          <table:table-cell office:value-type="float" office:value="0.13574" calcext:value-type="float">
            <text:p>0.13574</text:p>
          </table:table-cell>
          <table:table-cell office:value-type="float" office:value="0.34623" calcext:value-type="float">
            <text:p>0.3462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35593" calcext:value-type="float">
            <text:p>0.35593</text:p>
          </table:table-cell>
          <table:table-cell office:value-type="float" office:value="0.22871" calcext:value-type="float">
            <text:p>0.22871</text:p>
          </table:table-cell>
          <table:table-cell office:value-type="float" office:value="0.25524" calcext:value-type="float">
            <text:p>0.2552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27668" calcext:value-type="float">
            <text:p>0.27668</text:p>
          </table:table-cell>
          <table:table-cell office:value-type="float" office:value="0.28585" calcext:value-type="float">
            <text:p>0.28585</text:p>
          </table:table-cell>
          <table:table-cell office:value-type="string" calcext:value-type="string">
            <text:p>?</text:p>
          </table:table-cell>
          <table:table-cell office:value-type="float" office:value="0.64435" calcext:value-type="float">
            <text:p>0.644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19232" calcext:value-type="float">
            <text:p>0.19232</text:p>
          </table:table-cell>
          <table:table-cell office:value-type="float" office:value="0.40534" calcext:value-type="float">
            <text:p>0.40534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37616" calcext:value-type="float">
            <text:p>0.376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47979" calcext:value-type="float">
            <text:p>0.47979</text:p>
          </table:table-cell>
          <table:table-cell office:value-type="float" office:value="0.23791" calcext:value-type="float">
            <text:p>0.23791</text:p>
          </table:table-cell>
          <table:table-cell office:value-type="float" office:value="0.1708" calcext:value-type="float">
            <text:p>0.170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39163" calcext:value-type="float">
            <text:p>0.39163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0.20899" calcext:value-type="float">
            <text:p>0.20899</text:p>
          </table:table-cell>
          <table:table-cell office:value-type="float" office:value="0.30867" calcext:value-type="float">
            <text:p>0.3086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35724" calcext:value-type="float">
            <text:p>0.35724</text:p>
          </table:table-cell>
          <table:table-cell office:value-type="float" office:value="0.29527" calcext:value-type="float">
            <text:p>0.29527</text:p>
          </table:table-cell>
          <table:table-cell office:value-type="float" office:value="0.36231" calcext:value-type="float">
            <text:p>0.36231</text:p>
          </table:table-cell>
          <table:table-cell office:value-type="float" office:value="0.33276" calcext:value-type="float">
            <text:p>0.3327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9445" calcext:value-type="float">
            <text:p>0.29445</text:p>
          </table:table-cell>
          <table:table-cell office:value-type="float" office:value="0.08673" calcext:value-type="float">
            <text:p>0.08673</text:p>
          </table:table-cell>
          <table:table-cell office:value-type="float" office:value="0.44246" calcext:value-type="float">
            <text:p>0.4424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[.A11]+[.A10]+[.A9]+[.A8]+[.A7]+[.A6]+[.A5]+[.A4]+[.A3]" office:value-type="float" office:value="3.09125" calcext:value-type="float">
            <text:p>3.09125</text:p>
          </table:table-cell>
          <table:table-cell table:formula="of:=[.B11]+[.B10]+[.B9]+[.B8]+[.B7]+[.B6]+[.B5]+[.B3]+[.B2]" office:value-type="float" office:value="2.66283" calcext:value-type="float">
            <text:p>2.66283</text:p>
          </table:table-cell>
          <table:table-cell table:formula="of:=[.C10]+[.C9]+[.C8]+[.C11]+[.C7]+[.C5]+[.C4]+[.C3]+[.C2]" office:value-type="float" office:value="2.24046" calcext:value-type="float">
            <text:p>2.24046</text:p>
          </table:table-cell>
          <table:table-cell table:formula="of:=[.D11]+[.D10]+[.D9]+[.D7]+[.D6]+[.D5]+[.D4]+[.D3]+[.D2]" office:value-type="float" office:value="3.78708" calcext:value-type="float">
            <text:p>3.787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.A23]/[.$E$25]" office:value-type="float" office:value="0.515208333333333" calcext:value-type="float">
            <text:p>0.5152083333</text:p>
          </table:table-cell>
          <table:table-cell table:formula="of:=[.B23]/[.$E$25]" office:value-type="float" office:value="0.443805" calcext:value-type="float">
            <text:p>0.443805</text:p>
          </table:table-cell>
          <table:table-cell table:formula="of:=[.C23]/[.$E$25]" office:value-type="float" office:value="0.37341" calcext:value-type="float">
            <text:p>0.37341</text:p>
          </table:table-cell>
          <table:table-cell table:formula="of:=[.D23]/[.$E$25]" office:value-type="float" office:value="0.63118" calcext:value-type="float">
            <text:p>0.63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table:number-columns-repeated="4"/>
          <table:table-cell table:formula="of:=[.E23]-[.E24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1]+[.A20]+[.A19]+[.A18]+[.A17]+[.A16]+[.A15]+[.A14]+[.A13]" office:value-type="float" office:value="3.18006" calcext:value-type="float">
            <text:p>3.18006</text:p>
          </table:table-cell>
          <table:table-cell table:formula="of:=[.B21]+[.B20]+[.B19]+[.B18]+[.B17]+[.B16]+[.B15]+[.B13]+[.B12]" office:value-type="float" office:value="3.22832" calcext:value-type="float">
            <text:p>3.22832</text:p>
          </table:table-cell>
          <table:table-cell table:formula="of:=[.C21]+[.C20]+[.C19]+[.C18]+[.C17]+[.C15]+[.C14]+[.C13]+[.C12]" office:value-type="float" office:value="1.72384" calcext:value-type="float">
            <text:p>1.72384</text:p>
          </table:table-cell>
          <table:table-cell table:formula="of:=[.D21]+[.D20]+[.D19]+[.D17]+[.D16]+[.D15]+[.D14]+[.D13]+[.D12]" office:value-type="float" office:value="3.54785" calcext:value-type="float">
            <text:p>3.54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[.A26]/[.$E$28]" office:value-type="float" office:value="0.53001" calcext:value-type="float">
            <text:p>0.53001</text:p>
          </table:table-cell>
          <table:table-cell table:formula="of:=[.B26]/[.$E$28]" office:value-type="float" office:value="0.538053333333333" calcext:value-type="float">
            <text:p>0.5380533333</text:p>
          </table:table-cell>
          <table:table-cell table:formula="of:=[.C26]/[.$E$28]" office:value-type="float" office:value="0.287306666666667" calcext:value-type="float">
            <text:p>0.2873066667</text:p>
          </table:table-cell>
          <table:table-cell table:formula="of:=[.D26]/[.$E$28]" office:value-type="float" office:value="0.591308333333333" calcext:value-type="float">
            <text:p>0.591308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table:number-columns-repeated="4"/>
          <table:table-cell table:formula="of:=[.E26]-[.E27]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4:01:16.22873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4:38:22.736988913</dc:date>
    <meta:editing-duration>PT22H4M18S</meta:editing-duration>
    <meta:editing-cycles>5</meta:editing-cycles>
    <meta:generator>LibreOffice/5.1.6.2$Linux_X86_64 LibreOffice_project/10m0$Build-2</meta:generator>
    <meta:document-statistic meta:table-count="1" meta:cell-count="131" meta:object-count="0"/>
  </office:meta>
</office:document-meta>
</file>